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/>
    <style:font-face style:name="Calibri3" svg:font-family="Calibri" style:font-pitch="variable"/>
    <style:font-face style:name="Calibri4" svg:font-family="Calibri, 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ans5" svg:font-family="'Liberation Sans'" style:font-family-generic="system" style:font-pitch="variable" style:font-charset="x-symbol"/>
    <style:font-face style:name="Liberation Sans6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family-generic="roman" style:font-pitch="variable"/>
    <style:font-face style:name="Lucida Sans Unicode3" svg:font-family="'Lucida Sans Unicode'" style:font-family-generic="system" style:font-pitch="variable" style:font-charset="x-symbol"/>
    <style:font-face style:name="Lucida Sans Unicode4" svg:font-family="'Lucida Sans Unicode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2.51cm" fo:min-width="28.417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4cm" fo:min-width="16.38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4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303cm" fo:min-width="24.435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683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6cm" fo:min-width="3.421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15.864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55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6.585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419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868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25.332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1.145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8.658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879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684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4cm" fo:min-width="5.103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9.561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22.957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564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8.104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3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loext:opacity="100%" style:font-name="Times New Roman" fo:font-size="20pt" fo:language="ar" fo:country="SA" fo:font-weight="bold" style:font-name-asian="Calibri2" style:font-size-asian="20pt" style:language-asian="ar" style:country-asian="SA" style:font-weight-asian="bold" style:font-name-complex="Calibri2" style:font-size-complex="20pt" style:language-complex="ar" style:country-complex="SA" style:font-weight-complex="bold"/>
    </style:style>
    <style:style style:name="P2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loext:opacity="100%" loext:color-lum-mod="100%" loext:color-lum-off="0%" style:font-name="Times New Roman" fo:font-size="20pt" fo:language="ar" fo:country="SA" fo:font-weight="bold" style:font-name-asian="Calibri2" style:font-size-asian="20pt" style:language-asian="ar" style:country-asian="SA" style:font-weight-asian="bold" style:font-name-complex="Calibri2" style:font-size-complex="20pt" style:language-complex="ar" style:country-complex="SA" style:font-weight-complex="bold"/>
    </style:style>
    <style:style style:name="P3" style:family="paragraph">
      <loext:graphic-properties draw:fill="solid"/>
      <style:paragraph-properties fo:text-align="center"/>
      <style:text-properties style:font-name="Times New Roman" fo:font-size="18pt"/>
    </style:style>
    <style:style style:name="P4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5" style:family="paragraph">
      <loext:graphic-properties draw:fill="none" draw:fill-color="#ffb66c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6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7" style:family="paragraph">
      <style:paragraph-properties fo:margin-top="0cm" fo:margin-bottom="0cm" fo:line-height="100%" fo:text-align="center" style:writing-mode="lr-tb"/>
      <style:text-properties fo:color="#000000" loext:opacity="100%" style:font-name="Times New Roman" fo:font-size="20pt" style:font-size-asian="20pt" style:font-name-complex="Calibri3" style:font-size-complex="20pt"/>
    </style:style>
    <style:style style:name="P8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fo:color="#000000" loext:opacity="100%" loext:color-lum-mod="100%" loext:color-lum-off="0%" style:font-name="Times New Roman" fo:font-size="20pt" style:font-size-asian="20pt" style:font-name-complex="Calibri3" style:font-size-complex="20pt"/>
    </style:style>
    <style:style style:name="P9" style:family="paragraph">
      <style:paragraph-properties fo:margin-top="0cm" fo:margin-bottom="0cm" fo:line-height="100%" fo:text-align="center" style:writing-mode="lr-tb"/>
      <style:text-properties fo:color="#000000" loext:opacity="100%" style:font-name="Times New Roman" fo:font-size="20pt" style:font-size-asian="20pt" style:language-asian="en" style:country-asian="US" style:font-name-complex="Calibri3" style:font-size-complex="20pt"/>
    </style:style>
    <style:style style:name="P10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fo:color="#000000" loext:opacity="100%" loext:color-lum-mod="100%" loext:color-lum-off="0%" style:font-name="Times New Roman" fo:font-size="20pt" style:font-size-asian="20pt" style:language-asian="en" style:country-asian="US" style:font-name-complex="Calibri3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language="ar" fo:country="SA" fo:font-style="normal" fo:text-shadow="none" style:text-underline-style="none" fo:font-weight="bold" style:letter-kerning="true" style:font-name-asian="Calibri2" style:font-size-asian="20pt" style:language-asian="ar" style:country-asian="SA" style:font-style-asian="normal" style:font-weight-asian="bold" style:font-name-complex="Calibri2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font-name="Calibri1" fo:font-size="20pt" style:font-size-asian="20pt" style:font-size-complex="20pt"/>
    </style:style>
    <style:style style:name="T4" style:family="text">
      <style:text-properties fo:color="#000000" loext:opacity="100%" style:font-name="Times New Roman" fo:font-size="20pt" style:font-size-asian="20pt" style:font-name-complex="Calibri3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Liberation Sans3" style:font-size-asian="20pt" style:language-asian="en" style:country-asian="US" style:font-style-asian="normal" style:font-weight-asian="normal" style:font-name-complex="Calibr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Calibr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Times New Roman" fo:font-size="20pt" style:font-size-asian="20pt" style:language-asian="en" style:country-asian="US" style:font-name-complex="Calibr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8.997cm" svg:height="2.84cm" svg:x="1.052cm" svg:y="0.766cm">
          <text:p text:style-name="P1"><text:span text:style-name="T1">Mahasiswa mampu menganalisis perangkat dan elemen jaringan penyusun komunikasi data</text:span></text:p>
          <text:p text:style-name="P1"><text:span text:style-name="T1">(C4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55cm" svg:y1="5.42cm" svg:x2="15.55cm" svg:y2="3.606cm">
          <text:p/>
        </draw:line>
        <draw:line draw:style-name="gr2" draw:text-style-name="P3" draw:layer="layout" svg:x1="15.55cm" svg:y1="13.186cm" svg:x2="15.55cm" svg:y2="11.36cm">
          <text:p/>
        </draw:line>
        <draw:line draw:style-name="gr2" draw:text-style-name="P3" draw:layer="layout" svg:x1="15.55cm" svg:y1="20.903cm" svg:x2="15.55cm" svg:y2="18.938cm">
          <text:p/>
        </draw:line>
        <draw:line draw:style-name="gr2" draw:text-style-name="P3" draw:layer="layout" svg:x1="15.544cm" svg:y1="24.12cm" svg:x2="15.556cm" svg:y2="22.956cm">
          <text:p/>
        </draw:line>
        <draw:line draw:style-name="gr2" draw:text-style-name="P3" draw:layer="layout" svg:x1="15.55cm" svg:y1="27.81cm" svg:x2="15.55cm" svg:y2="26.165cm">
          <text:p/>
        </draw:line>
        <draw:line draw:style-name="gr2" draw:text-style-name="P3" draw:layer="layout" svg:x1="15.55cm" svg:y1="31.303cm" svg:x2="15.55cm" svg:y2="30.265cm">
          <text:p/>
        </draw:line>
        <draw:line draw:style-name="gr2" draw:text-style-name="P3" draw:layer="layout" svg:x1="15.55cm" svg:y1="34.964cm" svg:x2="15.55cm" svg:y2="33.875cm">
          <text:p/>
        </draw:line>
        <draw:g>
          <draw:custom-shape draw:style-name="gr3" draw:text-style-name="P5" draw:layer="layout" svg:width="16.962cm" svg:height="2.104cm" svg:x="7.525cm" svg:y="34.926cm">
            <text:p text:style-name="P4"><text:span text:style-name="T2">Mahasiswa mampu memahami konsep komunikasi data</text:span></text:p>
            <text:p text:style-name="P4"><text:span text:style-name="T2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.264cm" svg:height="1.053cm" svg:x="6.614cm" svg:y="34.319cm">
            <text:p text:style-name="P4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5" draw:layer="layout" svg:width="25.015cm" svg:height="2.633cm" svg:x="3.492cm" svg:y="31.286cm">
            <text:p text:style-name="P4"><text:span text:style-name="T2">Mahasiswa mampu memahami konsep dan arsitektur protokol TCP/IP dan model OSI</text:span></text:p>
            <text:p text:style-name="P4"><text:span text:style-name="T2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63cm" svg:height="1.052cm" svg:x="2.593cm" svg:y="30.616cm">
            <text:p text:style-name="P4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6.66cm" svg:y1="26.558cm" svg:x2="24.766cm" svg:y2="26.558cm">
            <text:p/>
          </draw:line>
          <draw:custom-shape draw:style-name="gr8" draw:text-style-name="P5" draw:layer="layout" svg:width="4.001cm" svg:height="1.686cm" svg:x="24.639cm" svg:y="26.519cm">
            <text:p text:style-name="P4"><text:span text:style-name="T3">Kuis 1 :</text:span></text:p>
            <text:p text:style-name="P4"><text:span text:style-name="T3">Minggu ke-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5" draw:layer="layout" svg:width="16.444cm" svg:height="2.552cm" svg:x="7.654cm" svg:y="27.775cm">
            <text:p text:style-name="P4"><text:span text:style-name="T2">Mahasiswa mampu memahami konsep transmisi data</text:span></text:p>
            <text:p text:style-name="P4"><text:span text:style-name="T2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.132cm" svg:height="1.053cm" svg:x="7.003cm" svg:y="27.075cm">
            <text:p text:style-name="P4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8" draw:layer="layout" svg:width="17.165cm" svg:height="2.107cm" svg:x="7.403cm" svg:y="24.12cm">
            <text:p text:style-name="P7"><text:span text:style-name="T4">Mahasiswa mampu menjelaskan konsep media transmisi</text:span></text:p>
            <text:p text:style-name="P7"><text:span text:style-name="T4">(C2, P1, A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63cm" svg:height="1.052cm" svg:x="6.532cm" svg:y="23.577cm">
            <text:p text:style-name="P4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4.152cm" svg:y1="19.573cm" svg:x2="27.338cm" svg:y2="19.573cm">
            <text:p/>
          </draw:line>
          <draw:custom-shape draw:style-name="gr12" draw:text-style-name="P5" draw:layer="layout" svg:width="3.999cm" svg:height="1.685cm" svg:x="27.149cm" svg:y="19.573cm">
            <text:p text:style-name="P4"><text:span text:style-name="T3">UTS :</text:span></text:p>
            <text:p text:style-name="P4"><text:span text:style-name="T3">Minggu ke-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2.432cm" svg:y1="12.131cm" svg:x2="28.784cm" svg:y2="12.131cm">
            <text:p/>
          </draw:line>
          <draw:custom-shape draw:style-name="gr13" draw:text-style-name="P5" draw:layer="layout" svg:width="4.448cm" svg:height="1.685cm" svg:x="28.42cm" svg:y="12.131cm">
            <text:p text:style-name="P4"><text:span text:style-name="T3">Kuis 2 :</text:span></text:p>
            <text:p text:style-name="P4"><text:span text:style-name="T3">Minggu ke-1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10" draw:layer="layout" svg:width="25.912cm" svg:height="2.107cm" svg:x="3.189cm" svg:y="5.432cm">
            <text:p text:style-name="P9"><text:span text:style-name="T5">Mahasiswa mampu menguraikan teknik - teknik switching pada jaringan komunikasi</text:span></text:p>
            <text:p text:style-name="P9"><text:span text:style-name="T5">(C4, P3, A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1.725cm" svg:height="1.052cm" svg:x="2cm" svg:y="4.78cm">
            <text:p text:style-name="P4"><text:span text:style-name="T2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8" draw:layer="layout" svg:width="19.238cm" svg:height="2.106cm" svg:x="7.016cm" svg:y="16.974cm">
            <text:p text:style-name="P7"><text:span text:style-name="T6">Mahasiswa mampu menganalisis teknik komunikasi data digital</text:span></text:p>
            <text:p text:style-name="P7"><text:span text:style-name="T6">(C4, P3, A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1.459cm" svg:height="1.054cm" svg:x="5.902cm" svg:y="16.332cm">
            <text:p text:style-name="P4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1.264cm" svg:height="1.054cm" svg:x="4.847cm" svg:y="15.868cm">
            <text:p text:style-name="P4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1.747cm" svg:y1="4.363cm" svg:x2="30.405cm" svg:y2="4.363cm">
            <text:p/>
          </draw:line>
          <draw:custom-shape draw:style-name="gr19" draw:text-style-name="P5" draw:layer="layout" svg:width="5.683cm" svg:height="1.684cm" svg:x="30.054cm" svg:y="4.363cm">
            <text:p text:style-name="P4"><text:span text:style-name="T3">UAS :</text:span></text:p>
            <text:p text:style-name="P4"><text:span text:style-name="T3">Minggu ke-1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8" draw:layer="layout" svg:width="20.141cm" svg:height="2.106cm" svg:x="6.437cm" svg:y="20.879cm">
            <text:p text:style-name="P7"><text:span text:style-name="T6">Mahasiswa mampu mengimplementasikan teknik pengkodean data</text:span></text:p>
            <text:p text:style-name="P7"><text:span text:style-name="T6">(C3, P2, A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.264cm" svg:height="1.053cm" svg:x="5.529cm" svg:y="20.231cm">
            <text:p text:style-name="P4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.264cm" svg:height="1.053cm" svg:x="4.522cm" svg:y="19.808cm">
            <text:p text:style-name="P4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3" draw:layer="layout" svg:x1="15.55cm" svg:y1="17.033cm" svg:x2="15.55cm" svg:y2="15.281cm">
          <text:p/>
        </draw:line>
        <draw:g>
          <draw:custom-shape draw:style-name="gr21" draw:text-style-name="P10" draw:layer="layout" svg:width="23.537cm" svg:height="2.107cm" svg:x="4.128cm" svg:y="13.136cm">
            <text:p text:style-name="P9"><text:span text:style-name="T7">Mahasiswa mampu menguraikan prasyarat untuk komunikasi data yang efektif</text:span></text:p>
            <text:p text:style-name="P9"><text:span text:style-name="T7">(C4, P3, A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1.144cm" svg:height="1.052cm" svg:x="3.436cm" svg:y="12.393cm">
            <text:p text:style-name="P4"><text:span text:style-name="T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3" draw:layer="layout" svg:x1="15.55cm" svg:y1="9.285cm" svg:x2="15.55cm" svg:y2="7.471cm">
          <text:p/>
        </draw:line>
        <draw:g>
          <draw:custom-shape draw:style-name="gr23" draw:text-style-name="P10" draw:layer="layout" svg:width="18.684cm" svg:height="2.107cm" svg:x="7.162cm" svg:y="9.297cm">
            <text:p text:style-name="P9"><text:span text:style-name="T5">Mahasiswa mampu menguraikan teknik - teknik multipleksing</text:span></text:p>
            <text:p text:style-name="P9"><text:span text:style-name="T5">(C4, P3, A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263cm" svg:height="1.052cm" svg:x="6.291cm" svg:y="8.645cm">
            <text:p text:style-name="P4"><text:span text:style-name="T2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6" draw:layer="layout" svg:width="1.263cm" svg:height="1.053cm" svg:x="5.255cm" svg:y="8.021cm">
            <text:p text:style-name="P4"><text:span text:style-name="T2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/>
    <style:font-face style:name="Calibri3" svg:font-family="Calibri" style:font-pitch="variable"/>
    <style:font-face style:name="Calibri4" svg:font-family="Calibri, Calibri" style:font-family-generic="swiss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ans5" svg:font-family="'Liberation Sans'" style:font-family-generic="system" style:font-pitch="variable" style:font-charset="x-symbol"/>
    <style:font-face style:name="Liberation Sans6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family-generic="roman" style:font-pitch="variable"/>
    <style:font-face style:name="Lucida Sans Unicode3" svg:font-family="'Lucida Sans Unicode'" style:font-family-generic="system" style:font-pitch="variable" style:font-charset="x-symbol"/>
    <style:font-face style:name="Lucida Sans Unicode4" svg:font-family="'Lucida Sans Unicode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Lucida Sans Unicode1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font-name-asian="Calibri3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125cm" fo:margin-bottom="0cm" fo:line-height="115%" fo:text-align="start" style:text-autospace="none" style:writing-mode="lr-tb"/>
      <style:text-properties fo:color="#366091" loext:opacity="100%" loext:color-lum-mod="100%" loext:color-lum-off="0%" style:font-name="Cambria" fo:font-family="Cambria" style:font-family-generic="roman" style:font-pitch="variable" fo:font-style="italic" style:font-name-asian="Cambria1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font-name-asian="Calibri3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font-name-asian="Calibri3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cm" fo:margin-bottom="0.623cm" fo:line-height="115%" fo:text-align="start" style:text-autospace="none" style:writing-mode="lr-tb"/>
      <style:text-properties fo:color="#4f81bd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1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ListLabel_20_17" style:display-name="ListLabel 1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4" style:display-name="ListLabel 1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1" style:display-name="ListLabel 1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fo:font-size="9pt" style:font-name-asian="OpenSymbol1" style:font-family-asian="OpenSymbol, 'Arial Unicode MS'" style:font-charset-asian="x-symbol" style:font-name-complex="OpenSymbol1" style:font-family-complex="OpenSymbol, 'Arial Unicode MS'" style:font-charset-complex="x-symbol" style:font-size-complex="9pt"/>
    </style:style>
    <style:style style:name="Numbering_20_Symbols" style:display-name="Numbering Symbols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  <style:text-properties fo:font-size="10pt"/>
    </style:style>
    <style:style style:name="ListLabel_20_26" style:display-name="ListLabel 26" style:family="graphic">
      <style:paragraph-properties style:text-autospace="none"/>
      <style:text-properties fo:font-size="10pt"/>
    </style:style>
    <style:style style:name="ListLabel_20_25" style:display-name="ListLabel 25" style:family="graphic">
      <style:paragraph-properties style:text-autospace="none"/>
      <style:text-properties fo:font-size="10pt"/>
    </style:style>
    <style:style style:name="ListLabel_20_24" style:display-name="ListLabel 24" style:family="graphic">
      <style:paragraph-properties style:text-autospace="none"/>
      <style:text-properties fo:font-size="10pt"/>
    </style:style>
    <style:style style:name="ListLabel_20_23" style:display-name="ListLabel 23" style:family="graphic">
      <style:paragraph-properties style:text-autospace="none"/>
      <style:text-properties fo:font-size="10pt"/>
    </style:style>
    <style:style style:name="ListLabel_20_22" style:display-name="ListLabel 22" style:family="graphic">
      <style:paragraph-properties style:text-autospace="none"/>
      <style:text-properties fo:font-size="10pt"/>
    </style:style>
    <style:style style:name="ListLabel_20_21" style:display-name="ListLabel 21" style:family="graphic">
      <style:paragraph-properties style:text-autospace="none"/>
      <style:text-properties fo:font-size="10pt"/>
    </style:style>
    <style:style style:name="ListLabel_20_20" style:display-name="ListLabel 20" style:family="graphic">
      <style:paragraph-properties style:text-autospace="none"/>
      <style:text-properties fo:font-size="10pt"/>
    </style:style>
    <style:style style:name="ListLabel_20_19" style:display-name="ListLabel 19" style:family="graphic">
      <style:paragraph-properties style:text-autospace="none"/>
      <style:text-properties fo:font-size="10pt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90" style:display-name="ListLabel 90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7" style:display-name="ListLabel 87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4" style:display-name="ListLabel 84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1" style:display-name="ListLabel 81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80" style:display-name="ListLabel 80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79" style:display-name="ListLabel 79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78" style:display-name="ListLabel 78" style:family="graphic">
      <style:paragraph-properties style:text-autospace="none"/>
      <style:text-properties style:font-name-asian="Wingdings" style:font-family-asian="Wingdings" style:font-pitch-asian="variable" style:font-size-asian="10pt"/>
    </style:style>
  </office:styles>
  <office:automatic-styles>
    <style:page-layout style:name="PM0">
      <style:page-layout-properties fo:margin-top="0.05cm" fo:margin-bottom="0.05cm" fo:margin-left="0.05cm" fo:margin-right="0.05cm" fo:page-width="36.551cm" fo:page-height="37.9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4.4.2$Linux_X86_64 LibreOffice_project/40$Build-2</meta:generator>
    <dc:date>2023-01-30T14:06:40.706050598</dc:date>
    <meta:editing-duration>PT3H45M38S</meta:editing-duration>
    <meta:editing-cycles>17</meta:editing-cycles>
    <meta:document-statistic meta:object-count="52"/>
  </office:meta>
</office:document-meta>
</file>